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lam</text:p>
      <text:p text:style-name="P1"/>
      <text:p text:style-name="P1">Here is a debate between a prominent Christian and a prominent Muslim. </text:p>
      <text:p text:style-name="P1"/>
      <text:p text:style-name="P1"><text:a xlink:type="simple" xlink:href="https://www.youtube.com/watch?v=PZYmb0BlqNY&amp;t=1359s" text:style-name="Internet_20_link" text:visited-style-name="Visited_20_Internet_20_Link">https://www.youtube.com/watch?v=PZYmb0BlqNY&amp;t=1359s</text:a></text:p>
      <text:p text:style-name="P1"/>
      <text:p text:style-name="P1">You pays yer money and yers make your choice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24T08:30:33.20</meta:creation-date>
    <meta:document-statistic meta:table-count="0" meta:image-count="0" meta:object-count="0" meta:page-count="1" meta:paragraph-count="4" meta:word-count="23" meta:character-count="173"/>
    <dc:date>2024-10-24T08:32:23.77</dc:date>
    <meta:editing-duration>PT1M52S</meta:editing-duration>
    <meta:editing-cycles>1</meta:editing-cycles>
    <meta:generator>OpenOffice/4.1.15$Win32 OpenOffice.org_project/4115m2$Build-9813</meta:generator>
  </office:meta>
</office:document-meta>
</file>